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text:style-name="WW_CharLFO9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784in" text:min-label-width="0.25in" text:list-level-position-and-space-mode="label-alignment">
          <style:list-level-label-alignment text:label-followed-by="listtab" fo:margin-left="0.5284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784in" text:min-label-width="0.25in" text:list-level-position-and-space-mode="label-alignment">
          <style:list-level-label-alignment text:label-followed-by="listtab" fo:margin-left="1.0284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784in" text:min-label-width="0.25in" text:list-level-position-and-space-mode="label-alignment">
          <style:list-level-label-alignment text:label-followed-by="listtab" fo:margin-left="1.5284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784in" text:min-label-width="0.25in" text:list-level-position-and-space-mode="label-alignment">
          <style:list-level-label-alignment text:label-followed-by="listtab" fo:margin-left="2.0284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784in" text:min-label-width="0.25in" text:list-level-position-and-space-mode="label-alignment">
          <style:list-level-label-alignment text:label-followed-by="listtab" fo:margin-left="2.5284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784in" text:min-label-width="0.25in" text:list-level-position-and-space-mode="label-alignment">
          <style:list-level-label-alignment text:label-followed-by="listtab" fo:margin-left="3.028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784in" text:min-label-width="0.25in" text:list-level-position-and-space-mode="label-alignment">
          <style:list-level-label-alignment text:label-followed-by="listtab" fo:margin-left="3.528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784in" text:min-label-width="0.25in" text:list-level-position-and-space-mode="label-alignment">
          <style:list-level-label-alignment text:label-followed-by="listtab" fo:margin-left="4.028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784in" text:min-label-width="0.25in" text:list-level-position-and-space-mode="label-alignment">
          <style:list-level-label-alignment text:label-followed-by="listtab" fo:margin-left="4.5284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number text:level="1" text:style-name="WW_CharLFO13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3LVL2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3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3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3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4">
      <text:list-level-style-number text:level="1" text:style-name="WW_CharLFO1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4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4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4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4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4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5" style:parent-style-name="Normal" style:family="paragraph">
      <style:paragraph-properties fo:text-align="justify"/>
      <style:text-properties fo:font-weight="bold" style:font-weight-asian="bold" fo:font-size="14pt" style:font-size-asian="14pt"/>
    </style:style>
    <style:style style:name="P6" style:parent-style-name="Normal" style:family="paragraph">
      <style:paragraph-properties fo:text-align="justify" fo:margin-top="0.1666in"/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paragraph-properties fo:text-align="justify" fo:margin-top="0.1666in"/>
    </style:style>
    <style:style style:name="P8" style:parent-style-name="Normal" style:family="paragraph">
      <style:paragraph-properties fo:text-align="justify" fo:margin-top="0.1666in"/>
      <style:text-properties style:font-weight-complex="bold" fo:color="#000000"/>
    </style:style>
    <style:style style:name="P9" style:parent-style-name="Normal" style:family="paragraph">
      <style:paragraph-properties fo:text-align="justify" fo:margin-top="0.1666in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justify" fo:margin-bottom="0in"/>
    </style:style>
    <style:style style:name="P11" style:parent-style-name="Normal" style:family="paragraph">
      <style:paragraph-properties fo:text-align="justify" fo:margin-bottom="0in"/>
    </style:style>
    <style:style style:name="P12" style:parent-style-name="Normal" style:family="paragraph">
      <style:paragraph-properties fo:text-align="justify" fo:margin-bottom="0in"/>
      <style:text-properties style:font-weight-complex="bold" fo:color="#000000"/>
    </style:style>
    <style:style style:name="P13" style:parent-style-name="Normal" style:family="paragraph">
      <style:paragraph-properties fo:text-align="justify" fo:margin-bottom="0in"/>
      <style:text-properties style:font-weight-complex="bold" fo:color="#000000"/>
    </style:style>
    <style:style style:name="P14" style:parent-style-name="Normal" style:family="paragraph">
      <style:paragraph-properties fo:text-align="justify" fo:margin-bottom="0in"/>
      <style:text-properties style:font-weight-complex="bold" fo:color="#000000"/>
    </style:style>
    <style:style style:name="P15" style:parent-style-name="Normal" style:family="paragraph">
      <style:paragraph-properties fo:text-align="justify" fo:margin-bottom="0in"/>
      <style:text-properties style:font-weight-complex="bold" fo:color="#000000"/>
    </style:style>
    <style:style style:name="P16" style:parent-style-name="Normal" style:family="paragraph">
      <style:paragraph-properties fo:text-align="justify" fo:margin-bottom="0in"/>
    </style:style>
    <style:style style:name="T17" style:parent-style-name="DefaultParagraphFont" style:family="text">
      <style:text-properties style:font-weight-complex="bold" fo:color="#000000"/>
    </style:style>
    <style:style style:name="T18" style:parent-style-name="DefaultParagraphFont" style:family="text">
      <style:text-properties style:font-weight-complex="bold" fo:color="#000000"/>
    </style:style>
    <style:style style:name="T19" style:parent-style-name="DefaultParagraphFont" style:family="text">
      <style:text-properties style:font-weight-complex="bold" fo:color="#000000"/>
    </style:style>
    <style:style style:name="T20" style:parent-style-name="DefaultParagraphFont" style:family="text">
      <style:text-properties style:font-weight-complex="bold" fo:color="#000000"/>
    </style:style>
    <style:style style:name="T21" style:parent-style-name="DefaultParagraphFont" style:family="text">
      <style:text-properties style:font-weight-complex="bold" fo:color="#000000"/>
    </style:style>
    <style:style style:name="T22" style:parent-style-name="DefaultParagraphFont" style:family="text">
      <style:text-properties style:font-weight-complex="bold" fo:color="#000000"/>
    </style:style>
    <style:style style:name="T23" style:parent-style-name="DefaultParagraphFont" style:family="text">
      <style:text-properties style:font-weight-complex="bold" fo:color="#000000"/>
    </style:style>
    <style:style style:name="T24" style:parent-style-name="DefaultParagraphFont" style:family="text">
      <style:text-properties style:font-weight-complex="bold" fo:color="#000000"/>
    </style:style>
    <style:style style:name="T25" style:parent-style-name="DefaultParagraphFont" style:family="text">
      <style:text-properties style:font-weight-complex="bold" fo:color="#000000"/>
    </style:style>
    <style:style style:name="T26" style:parent-style-name="DefaultParagraphFont" style:family="text">
      <style:text-properties style:font-weight-complex="bold" fo:color="#000000"/>
    </style:style>
    <style:style style:name="T27" style:parent-style-name="DefaultParagraphFont" style:family="text">
      <style:text-properties style:font-weight-complex="bold" fo:color="#000000"/>
    </style:style>
    <style:style style:name="T28" style:parent-style-name="DefaultParagraphFont" style:family="text">
      <style:text-properties style:font-weight-complex="bold" fo:color="#000000"/>
    </style:style>
    <style:style style:name="T29" style:parent-style-name="DefaultParagraphFont" style:family="text">
      <style:text-properties style:font-weight-complex="bold" fo:color="#000000"/>
    </style:style>
    <style:style style:name="T30" style:parent-style-name="DefaultParagraphFont" style:family="text">
      <style:text-properties style:font-weight-complex="bold" fo:color="#000000"/>
    </style:style>
    <style:style style:name="T31" style:parent-style-name="DefaultParagraphFont" style:family="text">
      <style:text-properties style:font-weight-complex="bold" fo:color="#000000"/>
    </style:style>
    <style:style style:name="T32" style:parent-style-name="DefaultParagraphFont" style:family="text">
      <style:text-properties style:font-weight-complex="bold" fo:color="#000000"/>
    </style:style>
    <style:style style:name="T33" style:parent-style-name="DefaultParagraphFont" style:family="text">
      <style:text-properties style:font-weight-complex="bold" fo:color="#000000"/>
    </style:style>
    <style:style style:name="T34" style:parent-style-name="DefaultParagraphFont" style:family="text">
      <style:text-properties style:font-weight-complex="bold" fo:color="#000000"/>
    </style:style>
    <style:style style:name="T35" style:parent-style-name="DefaultParagraphFont" style:family="text">
      <style:text-properties style:font-weight-complex="bold" fo:color="#000000"/>
    </style:style>
    <style:style style:name="T36" style:parent-style-name="DefaultParagraphFont" style:family="text">
      <style:text-properties style:font-weight-complex="bold" fo:color="#000000"/>
    </style:style>
    <style:style style:name="T37" style:parent-style-name="DefaultParagraphFont" style:family="text">
      <style:text-properties style:font-weight-complex="bold" fo:color="#000000"/>
    </style:style>
    <style:style style:name="T38" style:parent-style-name="DefaultParagraphFont" style:family="text">
      <style:text-properties style:font-weight-complex="bold" fo:color="#000000"/>
    </style:style>
    <style:style style:name="T39" style:parent-style-name="DefaultParagraphFont" style:family="text">
      <style:text-properties style:font-weight-complex="bold" fo:color="#000000"/>
    </style:style>
    <style:style style:name="T40" style:parent-style-name="DefaultParagraphFont" style:family="text">
      <style:text-properties style:font-weight-complex="bold" fo:color="#000000"/>
    </style:style>
    <style:style style:name="T41" style:parent-style-name="DefaultParagraphFont" style:family="text">
      <style:text-properties style:font-weight-complex="bold" fo:color="#000000"/>
    </style:style>
    <style:style style:name="T42" style:parent-style-name="DefaultParagraphFont" style:family="text">
      <style:text-properties style:font-weight-complex="bold" fo:color="#000000"/>
    </style:style>
    <style:style style:name="P43" style:parent-style-name="Normal" style:family="paragraph">
      <style:paragraph-properties fo:text-align="justify" fo:margin-bottom="0in"/>
      <style:text-properties style:font-weight-complex="bold" fo:color="#000000"/>
    </style:style>
    <style:style style:name="P44" style:parent-style-name="Normal" style:family="paragraph">
      <style:paragraph-properties fo:text-align="justify" fo:margin-bottom="0in"/>
    </style:style>
    <style:style style:name="T45" style:parent-style-name="DefaultParagraphFont" style:family="text">
      <style:text-properties style:font-weight-complex="bold" fo:color="#000000"/>
    </style:style>
    <style:style style:name="T46" style:parent-style-name="FootnoteReference" style:family="text">
      <style:text-properties style:font-weight-complex="bold" fo:color="#000000"/>
    </style:style>
    <style:style style:name="T47" style:parent-style-name="DefaultParagraphFont" style:family="text">
      <style:text-properties style:font-weight-complex="bold" fo:color="#000000"/>
    </style:style>
    <style:style style:name="T48" style:parent-style-name="DefaultParagraphFont" style:family="text">
      <style:text-properties style:font-weight-complex="bold" fo:color="#000000"/>
    </style:style>
    <style:style style:name="T49" style:parent-style-name="DefaultParagraphFont" style:family="text">
      <style:text-properties style:font-weight-complex="bold" fo:color="#000000"/>
    </style:style>
    <style:style style:name="T50" style:parent-style-name="DefaultParagraphFont" style:family="text">
      <style:text-properties style:font-weight-complex="bold" fo:color="#000000"/>
    </style:style>
    <style:style style:name="T51" style:parent-style-name="DefaultParagraphFont" style:family="text">
      <style:text-properties style:font-weight-complex="bold" fo:color="#000000"/>
    </style:style>
    <style:style style:name="T52" style:parent-style-name="DefaultParagraphFont" style:family="text">
      <style:text-properties style:font-weight-complex="bold" fo:color="#000000"/>
    </style:style>
    <style:style style:name="T53" style:parent-style-name="DefaultParagraphFont" style:family="text">
      <style:text-properties style:font-weight-complex="bold" fo:color="#000000"/>
    </style:style>
    <style:style style:name="T54" style:parent-style-name="DefaultParagraphFont" style:family="text">
      <style:text-properties style:font-weight-complex="bold" fo:color="#000000"/>
    </style:style>
    <style:style style:name="T55" style:parent-style-name="DefaultParagraphFont" style:family="text">
      <style:text-properties style:font-weight-complex="bold" fo:color="#000000"/>
    </style:style>
    <style:style style:name="T56" style:parent-style-name="DefaultParagraphFont" style:family="text">
      <style:text-properties style:font-weight-complex="bold" fo:color="#000000"/>
    </style:style>
    <style:style style:name="T57" style:parent-style-name="DefaultParagraphFont" style:family="text">
      <style:text-properties style:font-weight-complex="bold" fo:color="#000000"/>
    </style:style>
    <style:style style:name="T58" style:parent-style-name="DefaultParagraphFont" style:family="text">
      <style:text-properties style:font-weight-complex="bold" fo:color="#000000"/>
    </style:style>
    <style:style style:name="T59" style:parent-style-name="DefaultParagraphFont" style:family="text">
      <style:text-properties style:font-weight-complex="bold" fo:color="#000000"/>
    </style:style>
    <style:style style:name="T60" style:parent-style-name="DefaultParagraphFont" style:family="text">
      <style:text-properties style:font-weight-complex="bold" fo:color="#000000"/>
    </style:style>
    <style:style style:name="T61" style:parent-style-name="DefaultParagraphFont" style:family="text">
      <style:text-properties style:font-weight-complex="bold" fo:color="#000000"/>
    </style:style>
    <style:style style:name="T62" style:parent-style-name="DefaultParagraphFont" style:family="text">
      <style:text-properties style:font-weight-complex="bold" fo:color="#000000"/>
    </style:style>
    <style:style style:name="T63" style:parent-style-name="DefaultParagraphFont" style:family="text">
      <style:text-properties style:font-weight-complex="bold" fo:color="#000000"/>
    </style:style>
    <style:style style:name="T64" style:parent-style-name="DefaultParagraphFont" style:family="text">
      <style:text-properties style:font-weight-complex="bold" fo:color="#000000"/>
    </style:style>
    <style:style style:name="T65" style:parent-style-name="DefaultParagraphFont" style:family="text">
      <style:text-properties style:font-weight-complex="bold" fo:color="#000000"/>
    </style:style>
    <style:style style:name="T66" style:parent-style-name="DefaultParagraphFont" style:family="text">
      <style:text-properties style:font-weight-complex="bold" fo:color="#000000"/>
    </style:style>
    <style:style style:name="T67" style:parent-style-name="DefaultParagraphFont" style:family="text">
      <style:text-properties style:font-weight-complex="bold" fo:color="#000000"/>
    </style:style>
    <style:style style:name="T68" style:parent-style-name="DefaultParagraphFont" style:family="text">
      <style:text-properties style:font-weight-complex="bold" fo:color="#000000"/>
    </style:style>
    <style:style style:name="T69" style:parent-style-name="DefaultParagraphFont" style:family="text">
      <style:text-properties style:font-weight-complex="bold" fo:color="#000000"/>
    </style:style>
    <style:style style:name="T70" style:parent-style-name="DefaultParagraphFont" style:family="text">
      <style:text-properties style:font-weight-complex="bold" fo:color="#000000"/>
    </style:style>
    <style:style style:name="T71" style:parent-style-name="DefaultParagraphFont" style:family="text">
      <style:text-properties style:font-weight-complex="bold" fo:color="#000000"/>
    </style:style>
    <style:style style:name="T72" style:parent-style-name="DefaultParagraphFont" style:family="text">
      <style:text-properties style:font-weight-complex="bold" fo:color="#000000"/>
    </style:style>
    <style:style style:name="T73" style:parent-style-name="DefaultParagraphFont" style:family="text">
      <style:text-properties style:font-weight-complex="bold" fo:color="#000000"/>
    </style:style>
    <style:style style:name="T74" style:parent-style-name="DefaultParagraphFont" style:family="text">
      <style:text-properties style:font-weight-complex="bold" fo:color="#000000"/>
    </style:style>
    <style:style style:name="T75" style:parent-style-name="DefaultParagraphFont" style:family="text">
      <style:text-properties style:font-weight-complex="bold" fo:color="#000000"/>
    </style:style>
    <style:style style:name="T76" style:parent-style-name="DefaultParagraphFont" style:family="text">
      <style:text-properties style:font-weight-complex="bold" fo:color="#000000"/>
    </style:style>
    <style:style style:name="T77" style:parent-style-name="DefaultParagraphFont" style:family="text">
      <style:text-properties style:font-weight-complex="bold" fo:color="#000000"/>
    </style:style>
    <style:style style:name="T78" style:parent-style-name="DefaultParagraphFont" style:family="text">
      <style:text-properties style:font-weight-complex="bold" fo:color="#000000"/>
    </style:style>
    <style:style style:name="T79" style:parent-style-name="DefaultParagraphFont" style:family="text">
      <style:text-properties style:font-weight-complex="bold" fo:color="#000000"/>
    </style:style>
    <style:style style:name="T80" style:parent-style-name="DefaultParagraphFont" style:family="text">
      <style:text-properties style:font-weight-complex="bold" fo:color="#000000"/>
    </style:style>
    <style:style style:name="T81" style:parent-style-name="DefaultParagraphFont" style:family="text">
      <style:text-properties style:font-weight-complex="bold" fo:color="#000000"/>
    </style:style>
    <style:style style:name="T82" style:parent-style-name="DefaultParagraphFont" style:family="text">
      <style:text-properties style:font-weight-complex="bold" fo:color="#000000"/>
    </style:style>
    <style:style style:name="T83" style:parent-style-name="DefaultParagraphFont" style:family="text">
      <style:text-properties style:font-weight-complex="bold" fo:color="#000000"/>
    </style:style>
    <style:style style:name="T84" style:parent-style-name="DefaultParagraphFont" style:family="text">
      <style:text-properties style:font-weight-complex="bold" fo:color="#000000"/>
    </style:style>
    <style:style style:name="T85" style:parent-style-name="DefaultParagraphFont" style:family="text">
      <style:text-properties style:font-weight-complex="bold" fo:color="#000000"/>
    </style:style>
    <style:style style:name="T86" style:parent-style-name="DefaultParagraphFont" style:family="text">
      <style:text-properties style:font-weight-complex="bold" fo:color="#000000"/>
    </style:style>
    <style:style style:name="T87" style:parent-style-name="DefaultParagraphFont" style:family="text">
      <style:text-properties style:font-weight-complex="bold" fo:color="#000000"/>
    </style:style>
    <style:style style:name="T88" style:parent-style-name="DefaultParagraphFont" style:family="text">
      <style:text-properties style:font-weight-complex="bold" fo:color="#000000"/>
    </style:style>
    <style:style style:name="T89" style:parent-style-name="DefaultParagraphFont" style:family="text">
      <style:text-properties style:font-weight-complex="bold" fo:color="#000000"/>
    </style:style>
    <style:style style:name="T90" style:parent-style-name="DefaultParagraphFont" style:family="text">
      <style:text-properties style:font-weight-complex="bold" fo:color="#000000"/>
    </style:style>
    <style:style style:name="T91" style:parent-style-name="DefaultParagraphFont" style:family="text">
      <style:text-properties style:font-weight-complex="bold" fo:color="#000000"/>
    </style:style>
    <style:style style:name="T92" style:parent-style-name="DefaultParagraphFont" style:family="text">
      <style:text-properties style:font-weight-complex="bold" fo:color="#000000"/>
    </style:style>
    <style:style style:name="T93" style:parent-style-name="DefaultParagraphFont" style:family="text">
      <style:text-properties style:font-weight-complex="bold" fo:color="#000000"/>
    </style:style>
    <style:style style:name="T94" style:parent-style-name="DefaultParagraphFont" style:family="text">
      <style:text-properties style:font-weight-complex="bold" fo:color="#000000"/>
    </style:style>
    <style:style style:name="T95" style:parent-style-name="DefaultParagraphFont" style:family="text">
      <style:text-properties style:font-weight-complex="bold" fo:color="#000000"/>
    </style:style>
    <style:style style:name="P96" style:parent-style-name="Normal" style:family="paragraph">
      <style:paragraph-properties fo:text-align="justify" fo:margin-bottom="0in"/>
      <style:text-properties style:font-weight-complex="bold" fo:color="#000000"/>
    </style:style>
    <style:style style:name="P97" style:parent-style-name="Normal" style:family="paragraph">
      <style:paragraph-properties fo:text-align="justify" fo:margin-bottom="0in"/>
      <style:text-properties style:font-weight-complex="bold" fo:color="#000000"/>
    </style:style>
    <style:style style:name="P98" style:parent-style-name="Normal" style:family="paragraph">
      <style:paragraph-properties fo:text-align="justify" fo:margin-bottom="0in"/>
      <style:text-properties style:font-weight-complex="bold" fo:color="#000000"/>
    </style:style>
    <style:style style:name="P99" style:parent-style-name="ListParagraph" style:family="paragraph">
      <style:paragraph-properties fo:text-align="justify" fo:margin-bottom="0in"/>
    </style:style>
    <style:style style:name="T100" style:parent-style-name="DefaultParagraphFont" style:family="text">
      <style:text-properties style:font-weight-complex="bold" fo:color="#000000"/>
    </style:style>
    <style:style style:name="T101" style:parent-style-name="DefaultParagraphFont" style:family="text">
      <style:text-properties style:font-weight-complex="bold" fo:color="#000000"/>
    </style:style>
    <style:style style:name="T102" style:parent-style-name="DefaultParagraphFont" style:family="text">
      <style:text-properties style:font-weight-complex="bold" fo:color="#000000"/>
    </style:style>
    <style:style style:name="T103" style:parent-style-name="DefaultParagraphFont" style:family="text">
      <style:text-properties style:font-weight-complex="bold" fo:font-style="italic" style:font-style-asian="italic" fo:color="#000000"/>
    </style:style>
    <style:style style:name="T104" style:parent-style-name="DefaultParagraphFont" style:family="text">
      <style:text-properties style:font-weight-complex="bold" fo:color="#000000"/>
    </style:style>
    <style:style style:name="P105" style:parent-style-name="ListParagraph" style:family="paragraph">
      <style:paragraph-properties fo:text-align="justify" fo:margin-bottom="0in"/>
      <style:text-properties style:font-weight-complex="bold" fo:color="#000000"/>
    </style:style>
    <style:style style:name="P106" style:parent-style-name="ListParagraph" style:family="paragraph">
      <style:paragraph-properties fo:text-align="justify" fo:margin-bottom="0in"/>
      <style:text-properties style:font-weight-complex="bold" fo:color="#000000"/>
    </style:style>
    <style:style style:name="P107" style:parent-style-name="ListParagraph" style:family="paragraph">
      <style:paragraph-properties fo:text-align="justify" fo:margin-bottom="0in"/>
      <style:text-properties style:font-weight-complex="bold" fo:color="#000000"/>
    </style:style>
    <style:style style:name="P108" style:parent-style-name="ListParagraph" style:family="paragraph">
      <style:paragraph-properties fo:text-align="justify" fo:margin-bottom="0in"/>
      <style:text-properties style:font-weight-complex="bold" fo:color="#000000"/>
    </style:style>
    <style:style style:name="P109" style:parent-style-name="ListParagraph" style:family="paragraph">
      <style:paragraph-properties fo:text-align="justify" fo:margin-bottom="0in"/>
      <style:text-properties style:font-weight-complex="bold" fo:color="#000000"/>
    </style:style>
    <style:style style:name="P110" style:parent-style-name="Normal" style:family="paragraph">
      <style:paragraph-properties fo:text-align="justify" fo:margin-top="0.1666in"/>
      <style:text-properties fo:font-weight="bold" style:font-weight-asian="bold" fo:font-size="12pt" style:font-size-asian="12pt" style:font-size-complex="12pt"/>
    </style:style>
    <style:style style:name="P111" style:parent-style-name="ListParagraph" style:family="paragraph"/>
    <style:style style:name="P112" style:parent-style-name="ListParagraph" style:family="paragraph"/>
    <style:style style:name="P113" style:parent-style-name="ListParagraph" style:family="paragraph"/>
    <style:style style:name="P114" style:parent-style-name="ListParagraph" style:family="paragraph"/>
    <style:style style:name="P115" style:parent-style-name="ListParagraph" style:family="paragraph"/>
    <style:style style:name="P116" style:parent-style-name="ListParagraph" style:family="paragraph"/>
    <style:style style:name="P117" style:parent-style-name="Normal" style:family="paragraph">
      <style:paragraph-properties fo:text-align="justify" fo:margin-top="0.1666in"/>
      <style:text-properties fo:font-weight="bold" style:font-weight-asian="bold" fo:font-size="12pt" style:font-size-asian="12pt" style:font-size-complex="12pt"/>
    </style:style>
    <style:style style:name="P118" style:parent-style-name="Normal" style:family="paragraph">
      <style:paragraph-properties fo:text-align="justify"/>
    </style:style>
    <style:style style:name="T119" style:parent-style-name="DefaultParagraphFont" style:family="text">
      <style:text-properties fo:font-style="italic" style:font-style-asian="italic"/>
    </style:style>
    <style:style style:name="P120" style:parent-style-name="Normal" style:family="paragraph">
      <style:paragraph-properties fo:text-align="justify"/>
    </style:style>
    <style:style style:name="P121" style:parent-style-name="ListParagraph" style:family="paragraph">
      <style:paragraph-properties fo:text-align="justify"/>
    </style:style>
    <style:style style:name="T122" style:parent-style-name="DefaultParagraphFont" style:family="text">
      <style:text-properties fo:font-style="italic" style:font-style-asian="italic"/>
    </style:style>
    <style:style style:name="P123" style:parent-style-name="ListParagraph" style:family="paragraph">
      <style:paragraph-properties fo:text-align="justify"/>
    </style:style>
    <style:style style:name="T124" style:parent-style-name="DefaultParagraphFont" style:family="text">
      <style:text-properties fo:font-style="italic" style:font-style-asian="italic"/>
    </style:style>
    <style:style style:name="P125" style:parent-style-name="ListParagraph" style:family="paragraph">
      <style:paragraph-properties fo:text-align="justify"/>
    </style:style>
    <style:style style:name="T126" style:parent-style-name="DefaultParagraphFont" style:family="text">
      <style:text-properties fo:font-style="italic" style:font-style-asian="italic"/>
    </style:style>
    <style:style style:name="P127" style:parent-style-name="ListParagraph" style:family="paragraph">
      <style:paragraph-properties fo:text-align="justify"/>
    </style:style>
    <style:style style:name="T128" style:parent-style-name="DefaultParagraphFont" style:family="text">
      <style:text-properties fo:font-style="italic" style:font-style-asian="italic"/>
    </style:style>
    <style:style style:name="T129" style:parent-style-name="DefaultParagraphFont" style:family="text">
      <style:text-properties fo:font-style="italic" style:font-style-asian="italic"/>
    </style:style>
    <style:style style:name="P130" style:parent-style-name="ListParagraph" style:family="paragraph">
      <style:paragraph-properties fo:text-align="justify"/>
    </style:style>
    <style:style style:name="T131" style:parent-style-name="DefaultParagraphFont" style:family="text">
      <style:text-properties fo:font-style="italic" style:font-style-asian="italic"/>
    </style:style>
    <style:style style:name="T132" style:parent-style-name="DefaultParagraphFont" style:family="text">
      <style:text-properties fo:font-style="italic" style:font-style-asian="italic"/>
    </style:style>
    <style:style style:name="P133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134" style:parent-style-name="Normal" style:family="paragraph">
      <style:paragraph-properties fo:text-align="justify" fo:margin-top="0.1666in"/>
      <style:text-properties fo:font-weight="bold" style:font-weight-asian="bold" fo:font-size="12pt" style:font-size-asian="12pt" style:font-size-complex="12pt"/>
    </style:style>
    <style:style style:name="P135" style:parent-style-name="Normal" style:family="paragraph">
      <style:paragraph-properties fo:text-align="justify" fo:line-height="100%"/>
      <style:text-properties fo:font-weight="bold" style:font-weight-asian="bold"/>
    </style:style>
    <style:style style:name="P136" style:parent-style-name="Normal" style:family="paragraph">
      <style:paragraph-properties fo:text-align="justify" fo:margin-bottom="0in"/>
    </style:style>
    <style:style style:name="P137" style:parent-style-name="Normal" style:family="paragraph">
      <style:paragraph-properties fo:text-align="justify" fo:margin-bottom="0in"/>
    </style:style>
    <style:style style:name="P138" style:parent-style-name="Normal" style:family="paragraph">
      <style:paragraph-properties fo:text-align="justify" fo:margin-bottom="0in"/>
    </style:style>
    <style:style style:name="P139" style:parent-style-name="Normal" style:family="paragraph">
      <style:paragraph-properties fo:text-align="justify" fo:margin-bottom="0in" fo:line-height="100%"/>
    </style:style>
    <style:style style:name="P140" style:parent-style-name="Normal" style:family="paragraph">
      <style:paragraph-properties fo:text-align="justify" fo:line-height="100%"/>
      <style:text-properties fo:font-weight="bold" style:font-weight-asian="bold"/>
    </style:style>
    <style:style style:name="P141" style:parent-style-name="Normal" style:family="paragraph">
      <style:paragraph-properties fo:text-align="justify" fo:margin-bottom="0in"/>
    </style:style>
    <style:style style:name="P142" style:parent-style-name="Normal" style:family="paragraph">
      <style:paragraph-properties fo:text-align="justify" fo:margin-bottom="0in"/>
    </style:style>
    <style:style style:name="P143" style:parent-style-name="Normal" style:family="paragraph">
      <style:paragraph-properties fo:text-align="justify" fo:margin-bottom="0in"/>
    </style:style>
    <style:style style:name="P144" style:parent-style-name="Normal" style:family="paragraph">
      <style:paragraph-properties fo:text-align="justify" fo:line-height="100%"/>
    </style:style>
    <style:style style:name="P145" style:parent-style-name="Normal" style:family="paragraph">
      <style:paragraph-properties fo:text-align="justify" fo:line-height="100%"/>
      <style:text-properties fo:font-weight="bold" style:font-weight-asian="bold"/>
    </style:style>
    <style:style style:name="P146" style:parent-style-name="Normal" style:family="paragraph">
      <style:paragraph-properties fo:text-align="justify" fo:margin-bottom="0in"/>
    </style:style>
    <style:style style:name="T147" style:parent-style-name="DefaultParagraphFont" style:family="text">
      <style:text-properties style:font-weight-complex="bold" fo:color="#000000"/>
    </style:style>
    <style:style style:name="T148" style:parent-style-name="DefaultParagraphFont" style:family="text">
      <style:text-properties style:font-weight-complex="bold" fo:color="#000000"/>
    </style:style>
    <style:style style:name="T149" style:parent-style-name="DefaultParagraphFont" style:family="text">
      <style:text-properties style:font-weight-complex="bold" fo:color="#000000"/>
    </style:style>
    <style:style style:name="T150" style:parent-style-name="DefaultParagraphFont" style:family="text">
      <style:text-properties style:font-weight-complex="bold" fo:color="#000000"/>
    </style:style>
    <style:style style:name="T151" style:parent-style-name="DefaultParagraphFont" style:family="text">
      <style:text-properties style:font-weight-complex="bold" fo:color="#000000"/>
    </style:style>
    <style:style style:name="T152" style:parent-style-name="DefaultParagraphFont" style:family="text">
      <style:text-properties style:font-weight-complex="bold" fo:color="#000000"/>
    </style:style>
    <style:style style:name="T153" style:parent-style-name="DefaultParagraphFont" style:family="text">
      <style:text-properties style:font-weight-complex="bold" fo:color="#000000"/>
    </style:style>
    <style:style style:name="T154" style:parent-style-name="DefaultParagraphFont" style:family="text">
      <style:text-properties style:font-weight-complex="bold" fo:color="#000000"/>
    </style:style>
    <style:style style:name="P155" style:parent-style-name="Normal" style:family="paragraph">
      <style:paragraph-properties fo:text-align="justify" fo:margin-bottom="0in"/>
    </style:style>
    <style:style style:name="P156" style:parent-style-name="Normal" style:family="paragraph">
      <style:paragraph-properties fo:text-align="justify" fo:margin-bottom="0in"/>
    </style:style>
    <style:style style:name="P157" style:parent-style-name="Normal" style:family="paragraph">
      <style:paragraph-properties fo:text-align="justify" fo:line-height="100%"/>
    </style:style>
    <style:style style:name="P158" style:parent-style-name="Normal" style:family="paragraph">
      <style:paragraph-properties fo:text-align="justify" fo:line-height="100%"/>
      <style:text-properties fo:font-weight="bold" style:font-weight-asian="bold"/>
    </style:style>
    <style:style style:name="P159" style:parent-style-name="Normal" style:family="paragraph">
      <style:paragraph-properties fo:text-align="justify" fo:margin-bottom="0in"/>
    </style:style>
    <style:style style:name="P160" style:parent-style-name="Normal" style:family="paragraph">
      <style:paragraph-properties fo:text-align="justify" fo:margin-bottom="0in"/>
    </style:style>
    <style:style style:name="P161" style:parent-style-name="Normal" style:family="paragraph">
      <style:paragraph-properties fo:text-align="justify" fo:margin-bottom="0in"/>
    </style:style>
    <style:style style:name="P162" style:parent-style-name="Normal" style:family="paragraph">
      <style:paragraph-properties fo:text-align="justify" fo:line-height="100%"/>
    </style:style>
    <style:style style:name="P163" style:parent-style-name="Normal" style:family="paragraph">
      <style:paragraph-properties fo:text-align="justify" fo:line-height="100%"/>
      <style:text-properties fo:font-weight="bold" style:font-weight-asian="bold"/>
    </style:style>
    <style:style style:name="P164" style:parent-style-name="Normal" style:family="paragraph">
      <style:paragraph-properties fo:text-align="justify" fo:margin-bottom="0in"/>
    </style:style>
    <style:style style:name="P165" style:parent-style-name="Normal" style:family="paragraph">
      <style:paragraph-properties fo:text-align="justify" fo:margin-bottom="0in"/>
    </style:style>
    <style:style style:name="P166" style:parent-style-name="Normal" style:family="paragraph">
      <style:paragraph-properties fo:text-align="justify" fo:margin-bottom="0in"/>
    </style:style>
    <style:style style:name="P167" style:parent-style-name="Normal" style:family="paragraph">
      <style:paragraph-properties fo:text-align="justify" fo:line-height="100%"/>
    </style:style>
    <style:style style:name="P168" style:parent-style-name="Normal" style:family="paragraph">
      <style:paragraph-properties fo:text-align="justify" fo:line-height="100%"/>
      <style:text-properties fo:font-weight="bold" style:font-weight-asian="bold"/>
    </style:style>
    <style:style style:name="P169" style:parent-style-name="Normal" style:family="paragraph">
      <style:paragraph-properties fo:text-align="justify" fo:margin-bottom="0in"/>
    </style:style>
    <style:style style:name="P170" style:parent-style-name="Normal" style:family="paragraph">
      <style:paragraph-properties fo:text-align="justify" fo:margin-bottom="0in"/>
    </style:style>
    <style:style style:name="P171" style:parent-style-name="Normal" style:family="paragraph">
      <style:paragraph-properties fo:text-align="justify" fo:margin-bottom="0in"/>
    </style:style>
    <style:style style:name="P172" style:parent-style-name="Normal" style:family="paragraph">
      <style:paragraph-properties fo:text-align="justify" fo:margin-top="0.1666in" fo:line-height="100%"/>
      <style:text-properties fo:font-weight="bold" style:font-weight-asian="bold" fo:font-size="12pt" style:font-size-asian="12pt"/>
    </style:style>
  </office:automatic-styles>
  <office:body>
    <office:text text:use-soft-page-breaks="true">
      <text:p text:style-name="P1">Strengthening the National Information Infrastructure (NII)</text:p>
      <text:p text:style-name="P4">Open Data User Group<text:s/>Review</text:p>
      <text:p text:style-name="P5">SCOPING<text:s/>/ TERMS OF REFERENCE<text:s/></text:p>
      <text:p text:style-name="P6">1. Purpose</text:p>
      <text:p text:style-name="P7">In October 2013 the Government published the first iteration of the<text:s/>National Information Infrastructure (NII)<text:s/>intended to ‘contain the data held by the government which is likely to have the broadest and most significant economic impact if made available and accessible outside of government’.</text:p>
      <text:p text:style-name="P8">ODUG’s view, shared by many in the data community, is that the<text:s/>Government should<text:s/>clearly<text:s/>articulate what constitutes underlying core reference data within the NII, together with a structured release schedule, to maximise the medium term impact of new open data.<text:s/>To assist with an improved definition of the NII and help identify suitable priorities for data release<text:s/>ODUG<text:s/>is developing a position paper on how the NII should be structured.</text:p>
      <text:p text:style-name="P9">2.<text:s/>Context</text:p>
      <text:p text:style-name="P10">The Government Response to the<text:s/>June 2013<text:s/>Shakespeare Review set out<text:s/>the<text:s/>aim to create a National Information Infrastructure (NII).<text:s/>In October<text:s/>2013<text:s/>the Government published the first iteration of the<text:s/>NII<text:s/>intended to<text:s/>‘contain the data held by the government which is likely to have the broadest and most significant economic impact if made available and accessible outside of government’.</text:p>
      <text:p text:style-name="P11"/>
      <text:p text:style-name="P12">The<text:s/>current<text:s/>NII<text:s/>on data.gov.uk lists<text:s/>233 datasets, of which 66 are unpublished. The<text:s/>criteria for selecting these 233 datasets are<text:s/>not clear and<text:s/>many datasets which are fundamental to a NII are not listed. For those datasets which are identified there is no indication as to<text:s/>the<text:s/>priority for<text:s/>their<text:s/>release.</text:p>
      <text:p text:style-name="P13"/>
      <text:p text:style-name="P14">The NII<text:s/>as currently defined<text:s/>appears to assume<text:s/>that<text:s/>all datasets are<text:s/>equally important and<text:s/>will<text:s/>form the ‘core reference data’ the Shakespeare<text:s/>Review referred<text:s/>to when it<text:s/>recommended<text:s/>a twin-track approach to the release of Public Sector Information.</text:p>
      <text:p text:style-name="P15"/>
      <text:p text:style-name="P16"><text:span text:style-name="T17">The<text:s/></text:span><text:span text:style-name="T18">NII<text:s/></text:span><text:span text:style-name="T19">document</text:span><text:span text:style-name="T20"><text:s/></text:span><text:span text:style-name="T21">includes<text:s/></text:span>a number of<text:s/>NII<text:s/>actions and deadlines<text:span text:style-name="T22"><text:s/>for the government, in</text:span><text:span text:style-name="T23">cluding Departments and their Arms Length Bo</text:span><text:span text:style-name="T24">dies (ALBs).<text:s/></text:span><text:span text:style-name="T25">ODUG has recently questioned<text:s/></text:span><text:span text:style-name="T26">the</text:span><text:span text:style-name="T27"><text:s/></text:span><text:span text:style-name="T28">level<text:s/></text:span><text:span text:style-name="T29">of</text:span><text:span text:style-name="T30"><text:s/></text:span><text:span text:style-name="T31">progress against these actions</text:span><text:span text:style-name="T32"><text:s/></text:span><text:span text:style-name="T33">since</text:span><text:span text:style-name="T34"><text:s/>nothing has<text:s/></text:span><text:span text:style-name="T35">yet<text:s/></text:span><text:span text:style-name="T36">bee</text:span><text:span text:style-name="T37">n reported against them.</text:span><text:span text:style-name="T38"><text:s/>Given the progress to-date we do not expect to see a full definition of the data available inside government,<text:s/></text:span><text:span text:style-name="T39">a comprehensive release of new open d</text:span><text:span text:style-name="T40">ata</text:span><text:span text:style-name="T41">,</text:span><text:span text:style-name="T42"><text:s/>or the NII as currently defined coming to fruition by June 2014.</text:span></text:p>
      <text:p text:style-name="P43"/>
      <text:soft-page-break/>
      <text:p text:style-name="P44"><text:span text:style-name="T45">Over the last two years ODUG, via the demand led Data Request mechanism</text:span><text:span text:style-name="T46"><text:note text:note-class="footnote" text:id="_ftn0"><text:note-citation>1</text:note-citation><text:note-body><text:p text:style-name="FootnoteText"><text:s/><text:a xlink:href="http://data.gov.uk/data-request" office:target-frame-name="_top" xlink:show="replace"><text:span text:style-name="Hyperlink">http://data.gov.uk/data-request</text:span></text:a></text:p></text:note-body></text:note></text:span><text:span text:style-name="T47">,</text:span><text:span text:style-name="T48"><text:s/>has been able to<text:s/></text:span><text:span text:style-name="T49">identify and prioritise<text:s/></text:span><text:span text:style-name="T50">key datasets for release, based on user demand.<text:s/></text:span><text:span text:style-name="T51">Our work has prompted<text:s/></text:span><text:span text:style-name="T52">good progress in some individual cases</text:span><text:span text:style-name="T53">,</text:span><text:span text:style-name="T54"><text:s/>but<text:s/></text:span><text:span text:style-name="T55">has not</text:span><text:span text:style-name="T56"><text:s/>address</text:span><text:span text:style-name="T57">ed</text:span><text:span text:style-name="T58"><text:s/>the wider issue of<text:s/></text:span><text:span text:style-name="T59">public data</text:span><text:span text:style-name="T60"><text:s/></text:span><text:span text:style-name="T61">release by default or what<text:s/></text:span><text:span text:style-name="T62">the NII</text:span><text:span text:style-name="T63"><text:s/>should look like</text:span><text:span text:style-name="T64">.</text:span><text:span text:style-name="T65"><text:s/></text:span><text:span text:style-name="T66">Our view, shared by many in the data community, is that<text:s/></text:span><text:span text:style-name="T67">the government<text:s/></text:span><text:span text:style-name="T68">should</text:span><text:span text:style-name="T69"><text:s/>articulate what<text:s/></text:span><text:span text:style-name="T70">co</text:span><text:span text:style-name="T71">nstitutes<text:s/></text:span><text:span text:style-name="T72">underlying core reference data<text:s/></text:span><text:span text:style-name="T73">within the N</text:span><text:span text:style-name="T74">I</text:span><text:span text:style-name="T75">I, together with a<text:s/></text:span><text:span text:style-name="T76">structured release<text:s/></text:span><text:span text:style-name="T77">schedule, to maximise the medium term impact<text:s/></text:span><text:span text:style-name="T78">of new<text:s/></text:span><text:span text:style-name="T79">o</text:span><text:span text:style-name="T80">pen</text:span><text:span text:style-name="T81"><text:s/>d</text:span><text:span text:style-name="T82">ata.</text:span><text:span text:style-name="T83"><text:s/>Therefore, t</text:span><text:span text:style-name="T84">o<text:s/></text:span><text:span text:style-name="T85">assist with an improved definition of the NII<text:s/></text:span><text:span text:style-name="T86">and</text:span><text:span text:style-name="T87"><text:s/>help identify<text:s/></text:span><text:span text:style-name="T88">suitable<text:s/></text:span><text:span text:style-name="T89">priorities for data release</text:span><text:span text:style-name="T90">,</text:span><text:span text:style-name="T91"><text:s/></text:span><text:span text:style-name="T92">ODUG<text:s/></text:span><text:span text:style-name="T93">is developing a position paper on<text:s/></text:span><text:span text:style-name="T94">ho</text:span><text:span text:style-name="T95">w the NII should be structured.</text:span></text:p>
      <text:p text:style-name="P96"/>
      <text:p text:style-name="P97">Whilst a<text:s/>detailed analysis of the framework of public sector responsibilities and tasks is beyond the remit and resources of the group,<text:s/>ODUG<text:s/>will seek to identify important datasets currently omitted from the NII, and their data holders. We<text:s/>will<text:s/>also<text:s/>aim to<text:s/>define<text:s/>core reference data<text:s/>for the NII<text:s/>more tightly – as the set of data and identifiers<text:s/>required to<text:s/>provide the connective tissue across all<text:s/>open<text:s/>datasets. We will also<text:s/>group<text:s/>some of the<text:s/>datasets into<text:s/>collections by sector<text:s/>to show<text:s/>how<text:s/>a<text:s/>combination of datasets, with their<text:s/>underlying metadata, can<text:s/>make<text:s/>newly<text:s/>released<text:s/>open data<text:s/>more immediately<text:s/>beneficial<text:s/>to the user community.<text:s/>The overall scope<text:s/>of ODUG’s<text:s/>review<text:s/>will<text:s/>be to:</text:p>
      <text:p text:style-name="P98"/>
      <text:list text:style-name="LFO11" text:continue-numbering="true">
        <text:list-item>
          <text:p text:style-name="P99"><text:span text:style-name="T100">Outline a<text:s/></text:span><text:span text:style-name="T101">principled foundation</text:span><text:span text:style-name="T102"><text:s/>of what information we<text:s/></text:span><text:span text:style-name="T103">should</text:span><text:span text:style-name="T104"><text:s/>know to support<text:s/></text:span>transparency,<text:s/>social &amp;<text:s/>economic growth,<text:s/>efficient &amp; effective public services,<text:s/>and the underlying<text:s/>‘connector’ data needed to link different datasets together.<text:s/></text:p>
        </text:list-item>
        <text:list-item>
          <text:p text:style-name="P105">Identify<text:s/>gaps in the NII as currently<text:s/>defined, and any<text:s/>datasets in the NII that<text:s/>are less likely to<text:s/>provide<text:s/>significant impact.</text:p>
        </text:list-item>
        <text:list-item>
          <text:p text:style-name="P106">Explain the<text:s/>underlying connectivity and interaction between the datasets proposed for inclusion in the NII.</text:p>
        </text:list-item>
        <text:list-item>
          <text:p text:style-name="P107">Set out a<text:s/>tighter definition of<text:s/>core reference data<text:s/>with an<text:s/>explanation of<text:s/>how it<text:s/>delivers<text:s/>a platform<text:s/>to<text:s/>enable the<text:s/>maximum benefit<text:s/>to be derived<text:s/>from<text:s/>open data.</text:p>
        </text:list-item>
        <text:list-item>
          <text:p text:style-name="P108">Determine what metadata is essential to<text:s/>open<text:s/>data<text:s/>users.</text:p>
        </text:list-item>
        <text:list-item>
          <text:p text:style-name="P109">Set out some proposed collections of datasets, by sector,<text:s/>which<text:s/>will<text:s/>deliver high value benefits.</text:p>
        </text:list-item>
      </text:list>
      <text:p text:style-name="P110">3.<text:s/>Overview<text:s/>of Approach</text:p>
      <text:list text:style-name="LFO14" text:continue-numbering="true">
        <text:list-item>
          <text:p text:style-name="P111">We will start<text:s/>by outlining a basic structure<text:s/>of what we should know<text:s/>(5.1), not<text:s/>a reflection of the data currently<text:s/>available. This<text:s/>is<text:s/>a practical exercise to produce a principled foundation for the<text:s/>NII.<text:s/>This structure will cover the requirements for: transparency,<text:s/>social &amp;<text:s/>economic growth,<text:s/>efficient &amp; effective public services<text:s/>and the underlying<text:s/>connector information.<text:s/>We will take a thematic approach, starting with an identified theme (Health &amp;<text:s/>Social care was identified at the 13/5 ODUG meeting)</text:p>
        </text:list-item>
        <text:list-item>
          <text:p text:style-name="P112">The next step is to identify<text:s/>what data is actually available<text:s/>as<text:s/>either open or closed data<text:s/>(5.2) – particularly the connector data.</text:p>
        </text:list-item>
        <text:list-item>
          <text:p text:style-name="P113">We will then identify<text:s/>what is missing from the NII as currently defined<text:s/>as a result of a<text:s/>gap analysis<text:s/>(5.3).</text:p>
        </text:list-item>
        <text:list-item>
          <text:p text:style-name="P114">We will set out proposed priorities for future open data releases (5.4) based on our view of what the NII should contain<text:s/>and<text:s/>proposed sector priorities.</text:p>
        </text:list-item>
        <text:list-item>
          <text:p text:style-name="P115">Metadata is important, and<text:s/>will be identified<text:s/>(5.5)<text:s/>along with any other data publication requirements (use of core identifiers, minimum publication<text:s/>standards<text:s/>etc.).</text:p>
        </text:list-item>
        <text:list-item>
          <text:p text:style-name="P116">Finally we will<text:s/>make<text:s/>suggestions for<text:s/>future<text:s/>improvements<text:s/>to the NII (5.6).</text:p>
        </text:list-item>
      </text:list>
      <text:p text:style-name="P117">4.<text:s/>Our view of the<text:s/>purpose of the NII</text:p>
      <text:p text:style-name="P118">The NII<text:s/>primarily<text:s/>fulfils a<text:s/>strategic<text:s/>purpose;<text:s/>setting out<text:s/>what information<text:span text:style-name="T119"><text:s/></text:span>we<text:s/>need to<text:s/>know about the UK,<text:s/>to maintain and have insight into<text:s/>the society we live in. The datasets listed<text:s/>in the NII<text:s/>are<text:s/>funded through taxation and<text:s/>are<text:s/>primarily<text:s/>developed to deliver and commission public services. However,<text:s/>these datasets<text:s/>also have<text:s/>huge, and as yet largely untapped,<text:s/>potential as a resource to deliver<text:s/>greater<text:s/>transparency, improved efficiency<text:s/>&amp; effectiveness<text:s/>in the delivery of public services, innovation<text:s/>and<text:s/>social and<text:s/>economic growth.</text:p>
      <text:p text:style-name="P120">Specifically<text:s/>we see that<text:s/>the NII should set out:</text:p>
      <text:list text:style-name="LFO3" text:continue-numbering="true">
        <text:list-item>
          <text:p text:style-name="P121"><text:span text:style-name="T122">Structure</text:span>: What we<text:s/>should<text:s/>know about the UK, to support transparency,<text:s/>social &amp;<text:s/>economic growth and<text:s/>efficient and effective public services.</text:p>
        </text:list-item>
        <text:list-item>
          <text:p text:style-name="P123"><text:span text:style-name="T124">Datasets</text:span>:<text:s/>Datasets (open and closed), metadata,<text:s/>and the<text:s/>underpinning<text:s/>‘connector’ data and identifiers used to link together different datasets.</text:p>
        </text:list-item>
        <text:list-item>
          <text:p text:style-name="P125"><text:span text:style-name="T126">Priorities for data development</text:span>: Based on the gaps in<text:s/>the<text:s/>available data<text:s/>against<text:s/>the structure<text:s/>and<text:s/>the<text:s/>priorities for publishing &amp; improving open data, and<text:s/>providing secure access to closed data.</text:p>
        </text:list-item>
        <text:list-item>
          <text:p text:style-name="P127"><text:span text:style-name="T128">D</text:span><text:span text:style-name="T129">ata publication</text:span>:<text:s/>Recommendations<text:s/>for data<text:s/>publication, for example minimum standards for metadata, use of common identifiers,<text:s/>vocabularies, public registers of core reference components<text:s/>etc.<text:s/></text:p>
        </text:list-item>
        <text:list-item>
          <text:p text:style-name="P130"><text:span text:style-name="T131">Future improvements</text:span>:<text:span text:style-name="T132"><text:s/></text:span>Suggested future improvements,<text:s/>for example<text:s/>exploring whether<text:s/>non-government data<text:s/>sources<text:s/>should be included.</text:p>
        </text:list-item>
      </text:list>
      <text:p text:style-name="P133"/>
      <text:soft-page-break/>
      <text:p text:style-name="P134">5.<text:s/>Activity Plan</text:p>
      <text:p text:style-name="P135">5.1<text:s/>What we should know -<text:s/>NII Structure</text:p>
      <text:p text:style-name="P136">Tasks:<text:s/>(1)<text:s/>Review CO themes; (2)<text:s/>Produce draft set of themes;<text:s/>(3) Select<text:s/>a number of<text:s/>themes<text:s/>to focus on (13/5 meeting<text:s/>proposed<text:s/>Health &amp; Social Care) and develop set of ‘personas’ identifying<text:s/>the<text:s/>data<text:s/>needs under<text:s/>each<text:s/>theme<text:s/>– including core reference data needs;<text:s/>(4) Send out to ODUG for comments;<text:s/>(5) Final<text:s/>version of<text:s/>themes,<text:s/>and<text:s/>data<text:s/>needs<text:s/>/ personas under<text:s/>each<text:s/>selected theme.<text:s/></text:p>
      <text:p text:style-name="P137">Precursors:<text:s/>None.<text:s/></text:p>
      <text:p text:style-name="P138">Support needed<text:s/>from CO:<text:s/>None.</text:p>
      <text:p text:style-name="P139"/>
      <text:p text:style-name="P140">5.2<text:s/>Available data – current NII content</text:p>
      <text:p text:style-name="P141">Tasks: (1) Organise the existing 233 NII datasets under the themes<text:s/>produced above.</text:p>
      <text:p text:style-name="P142">Precursors:<text:s/>Final version of themes<text:s/>(4.1).<text:s/></text:p>
      <text:p text:style-name="P143">Support needed from CO:<text:s/>CO to provide complete metadata for all existing NII datasets.</text:p>
      <text:p text:style-name="P144"/>
      <text:p text:style-name="P145">5.3<text:s/>Gap Analysis – the difference between what we should know and the NII as defined</text:p>
      <text:p text:style-name="P146">Tasks:<text:s/>(1)<text:s/>Review<text:s/>areas of government by department/ALB and by sector to identify significant datasets which are missing; (2) Review<text:s/>and<text:s/>cross-check<text:s/>the<text:s/>themes/<text:s/>data<text:s/>needs identified in 4.1,<text:s/>against the<text:s/>NII datasets in 4.2;<text:s/>(3) Based on<text:s/>these<text:s/>reviews, identify gaps in the NII<text:s/>including any gaps in core reference datasets; (4) Based on the review, identify existing NII datasets that<text:s/>are<text:s/><text:span text:style-name="T147">less likely to<text:s/></text:span><text:span text:style-name="T148">provide<text:s/></text:span><text:span text:style-name="T149">significant impac</text:span><text:span text:style-name="T150">t</text:span><text:span text:style-name="T151"><text:s/>(</text:span><text:span text:style-name="T152">and<text:s/></text:span><text:span text:style-name="T153">could be dropped)</text:span><text:span text:style-name="T154">.<text:s/></text:span></text:p>
      <text:p text:style-name="P155">Precursors:<text:s/>Final versions of themes and<text:s/>data<text:s/>needs<text:s/>(4.1). Current NII content<text:s/>under the themes (4.2).</text:p>
      <text:p text:style-name="P156">Support needed from CO:<text:s/>None.</text:p>
      <text:p text:style-name="P157"/>
      <text:p text:style-name="P158">5.4<text:s/>Priorities for open data release</text:p>
      <text:p text:style-name="P159">Tasks:<text:s/>(1) Review the existing NII datasets, and gap analysis in 4.3;<text:s/>(2)<text:s/>Draft<text:s/>priorities for publishing &amp; improving open data, and/ or providing secure access to closed data. To include updates (or ‘real-time’ access) to existing datasets, as well as new data releases; (3) Send out to ODUG for comments; (4) Final version of priorities, by theme.<text:s/></text:p>
      <text:p text:style-name="P160">Precursors:<text:s/>Gap analysis (4.3). Existing NII indicators by theme (4.2).<text:s/></text:p>
      <text:p text:style-name="P161">Support needed<text:s/>from CO:<text:s/>None.</text:p>
      <text:p text:style-name="P162"/>
      <text:p text:style-name="P163">5.5 Metadata and data publication requirements</text:p>
      <text:p text:style-name="P164">Tasks: (1) Review existing NII metadata and datasets, and identify<text:s/>data fields that (should) use core reference identifiers;<text:s/>(2) Review existing metadata and produce minimum specification of metadata that is essential to open data users (including use of core reference identifiers).<text:s/></text:p>
      <text:p text:style-name="P165">Precursors:<text:s/>None.</text:p>
      <text:p text:style-name="P166">Support needed from CO:<text:s/>CO to provide complete metadata, and actual dataset examples for all existing NII datasets.</text:p>
      <text:p text:style-name="P167"/>
      <text:soft-page-break/>
      <text:p text:style-name="P168">5.6 Future improvements to the NII</text:p>
      <text:p text:style-name="P169">Tasks:<text:s/>(1) Produce recommendations for future developments<text:s/>to<text:s/>strengthen the NII.</text:p>
      <text:p text:style-name="P170">Precursors:<text:s/>None.<text:s/></text:p>
      <text:p text:style-name="P171">Support needed<text:s/>from CO:<text:s/>None.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fo:font-weight="normal" style:font-weight-asian="normal" fo:font-size="11pt" style:font-size-asian="11pt"/>
    </style:style>
    <style:style style:name="WW_CharLFO8LVL2" style:family="text">
      <style:text-properties fo:font-weight="normal" style:font-weight-asian="normal" fo:font-size="11pt" style:font-size-asian="11pt"/>
    </style:style>
    <style:style style:name="WW_CharLFO8LVL3" style:family="text">
      <style:text-properties fo:font-weight="normal" style:font-weight-asian="normal" fo:font-size="11pt" style:font-size-asian="11pt"/>
    </style:style>
    <style:style style:name="WW_CharLFO8LVL4" style:family="text">
      <style:text-properties fo:font-weight="normal" style:font-weight-asian="normal" fo:font-size="11pt" style:font-size-asian="11pt"/>
    </style:style>
    <style:style style:name="WW_CharLFO8LVL5" style:family="text">
      <style:text-properties fo:font-weight="normal" style:font-weight-asian="normal" fo:font-size="11pt" style:font-size-asian="11pt"/>
    </style:style>
    <style:style style:name="WW_CharLFO8LVL6" style:family="text">
      <style:text-properties fo:font-weight="normal" style:font-weight-asian="normal" fo:font-size="11pt" style:font-size-asian="11pt"/>
    </style:style>
    <style:style style:name="WW_CharLFO8LVL7" style:family="text">
      <style:text-properties fo:font-weight="normal" style:font-weight-asian="normal" fo:font-size="11pt" style:font-size-asian="11pt"/>
    </style:style>
    <style:style style:name="WW_CharLFO8LVL8" style:family="text">
      <style:text-properties fo:font-weight="normal" style:font-weight-asian="normal" fo:font-size="11pt" style:font-size-asian="11pt"/>
    </style:style>
    <style:style style:name="WW_CharLFO8LVL9" style:family="text">
      <style:text-properties fo:font-weight="normal" style:font-weight-asian="normal" fo:font-size="11pt" style:font-size-asian="11pt"/>
    </style:style>
    <style:style style:name="WW_CharLFO9LVL1" style:family="text">
      <style:text-properties fo:font-weight="normal" style:font-weight-asian="normal" fo:font-size="11pt" style:font-size-asian="11pt"/>
    </style:style>
    <style:style style:name="WW_CharLFO9LVL2" style:family="text">
      <style:text-properties fo:font-weight="normal" style:font-weight-asian="normal" fo:font-size="11pt" style:font-size-asian="11pt"/>
    </style:style>
    <style:style style:name="WW_CharLFO9LVL3" style:family="text">
      <style:text-properties fo:font-weight="normal" style:font-weight-asian="normal" fo:font-size="11pt" style:font-size-asian="11pt"/>
    </style:style>
    <style:style style:name="WW_CharLFO9LVL4" style:family="text">
      <style:text-properties fo:font-weight="normal" style:font-weight-asian="normal" fo:font-size="11pt" style:font-size-asian="11pt"/>
    </style:style>
    <style:style style:name="WW_CharLFO9LVL5" style:family="text">
      <style:text-properties fo:font-weight="normal" style:font-weight-asian="normal" fo:font-size="11pt" style:font-size-asian="11pt"/>
    </style:style>
    <style:style style:name="WW_CharLFO9LVL6" style:family="text">
      <style:text-properties fo:font-weight="normal" style:font-weight-asian="normal" fo:font-size="11pt" style:font-size-asian="11pt"/>
    </style:style>
    <style:style style:name="WW_CharLFO9LVL7" style:family="text">
      <style:text-properties fo:font-weight="normal" style:font-weight-asian="normal" fo:font-size="11pt" style:font-size-asian="11pt"/>
    </style:style>
    <style:style style:name="WW_CharLFO9LVL8" style:family="text">
      <style:text-properties fo:font-weight="normal" style:font-weight-asian="normal" fo:font-size="11pt" style:font-size-asian="11pt"/>
    </style:style>
    <style:style style:name="WW_CharLFO9LVL9" style:family="text">
      <style:text-properties fo:font-weight="normal" style:font-weight-asian="normal" fo:font-size="11pt" style:font-size-asian="11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normal" style:font-weight-asian="normal" fo:font-size="11pt" style:font-size-asian="11pt"/>
    </style:style>
    <style:style style:name="WW_CharLFO12LVL2" style:family="text">
      <style:text-properties fo:font-weight="normal" style:font-weight-asian="normal" fo:font-size="11pt" style:font-size-asian="11pt"/>
    </style:style>
    <style:style style:name="WW_CharLFO12LVL3" style:family="text">
      <style:text-properties fo:font-weight="normal" style:font-weight-asian="normal" fo:font-size="11pt" style:font-size-asian="11pt"/>
    </style:style>
    <style:style style:name="WW_CharLFO12LVL4" style:family="text">
      <style:text-properties fo:font-weight="normal" style:font-weight-asian="normal" fo:font-size="11pt" style:font-size-asian="11pt"/>
    </style:style>
    <style:style style:name="WW_CharLFO12LVL5" style:family="text">
      <style:text-properties fo:font-weight="normal" style:font-weight-asian="normal" fo:font-size="11pt" style:font-size-asian="11pt"/>
    </style:style>
    <style:style style:name="WW_CharLFO12LVL6" style:family="text">
      <style:text-properties fo:font-weight="normal" style:font-weight-asian="normal" fo:font-size="11pt" style:font-size-asian="11pt"/>
    </style:style>
    <style:style style:name="WW_CharLFO12LVL7" style:family="text">
      <style:text-properties fo:font-weight="normal" style:font-weight-asian="normal" fo:font-size="11pt" style:font-size-asian="11pt"/>
    </style:style>
    <style:style style:name="WW_CharLFO12LVL8" style:family="text">
      <style:text-properties fo:font-weight="normal" style:font-weight-asian="normal" fo:font-size="11pt" style:font-size-asian="11pt"/>
    </style:style>
    <style:style style:name="WW_CharLFO12LVL9" style:family="text">
      <style:text-properties fo:font-weight="normal" style:font-weight-asian="normal" fo:font-size="11pt" style:font-size-asian="11pt"/>
    </style:style>
    <style:style style:name="WW_CharLFO13LVL1" style:family="text">
      <style:text-properties fo:font-weight="normal" style:font-weight-asian="normal" fo:font-size="11pt" style:font-size-asian="11pt"/>
    </style:style>
    <style:style style:name="WW_CharLFO13LVL2" style:family="text">
      <style:text-properties style:font-name="Symbol" fo:font-weight="normal" style:font-weight-asian="normal" fo:font-size="11pt" style:font-size-asian="11pt"/>
    </style:style>
    <style:style style:name="WW_CharLFO13LVL3" style:family="text">
      <style:text-properties fo:font-weight="normal" style:font-weight-asian="normal" fo:font-size="11pt" style:font-size-asian="11pt"/>
    </style:style>
    <style:style style:name="WW_CharLFO13LVL4" style:family="text">
      <style:text-properties fo:font-weight="normal" style:font-weight-asian="normal" fo:font-size="11pt" style:font-size-asian="11pt"/>
    </style:style>
    <style:style style:name="WW_CharLFO13LVL5" style:family="text">
      <style:text-properties fo:font-weight="normal" style:font-weight-asian="normal" fo:font-size="11pt" style:font-size-asian="11pt"/>
    </style:style>
    <style:style style:name="WW_CharLFO13LVL6" style:family="text">
      <style:text-properties fo:font-weight="normal" style:font-weight-asian="normal" fo:font-size="11pt" style:font-size-asian="11pt"/>
    </style:style>
    <style:style style:name="WW_CharLFO13LVL7" style:family="text">
      <style:text-properties fo:font-weight="normal" style:font-weight-asian="normal" fo:font-size="11pt" style:font-size-asian="11pt"/>
    </style:style>
    <style:style style:name="WW_CharLFO13LVL8" style:family="text">
      <style:text-properties fo:font-weight="normal" style:font-weight-asian="normal" fo:font-size="11pt" style:font-size-asian="11pt"/>
    </style:style>
    <style:style style:name="WW_CharLFO13LVL9" style:family="text">
      <style:text-properties fo:font-weight="normal" style:font-weight-asian="normal" fo:font-size="11pt" style:font-size-asian="11pt"/>
    </style:style>
    <style:style style:name="WW_CharLFO14LVL1" style:family="text">
      <style:text-properties fo:font-weight="normal" style:font-weight-asian="normal" fo:font-size="11pt" style:font-size-asian="11pt"/>
    </style:style>
    <style:style style:name="WW_CharLFO14LVL2" style:family="text">
      <style:text-properties fo:font-weight="normal" style:font-weight-asian="normal" fo:font-size="11pt" style:font-size-asian="11pt"/>
    </style:style>
    <style:style style:name="WW_CharLFO14LVL3" style:family="text">
      <style:text-properties fo:font-weight="normal" style:font-weight-asian="normal" fo:font-size="11pt" style:font-size-asian="11pt"/>
    </style:style>
    <style:style style:name="WW_CharLFO14LVL4" style:family="text">
      <style:text-properties fo:font-weight="normal" style:font-weight-asian="normal" fo:font-size="11pt" style:font-size-asian="11pt"/>
    </style:style>
    <style:style style:name="WW_CharLFO14LVL5" style:family="text">
      <style:text-properties fo:font-weight="normal" style:font-weight-asian="normal" fo:font-size="11pt" style:font-size-asian="11pt"/>
    </style:style>
    <style:style style:name="WW_CharLFO14LVL6" style:family="text">
      <style:text-properties fo:font-weight="normal" style:font-weight-asian="normal" fo:font-size="11pt" style:font-size-asian="11pt"/>
    </style:style>
    <style:style style:name="WW_CharLFO14LVL7" style:family="text">
      <style:text-properties fo:font-weight="normal" style:font-weight-asian="normal" fo:font-size="11pt" style:font-size-asian="11pt"/>
    </style:style>
    <style:style style:name="WW_CharLFO14LVL8" style:family="text">
      <style:text-properties fo:font-weight="normal" style:font-weight-asian="normal" fo:font-size="11pt" style:font-size-asian="11pt"/>
    </style:style>
    <style:style style:name="WW_CharLFO14LVL9" style:family="text">
      <style:text-properties fo:font-weight="normal" style:font-weight-asian="normal"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text:style-name="WW_CharLFO9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784in" text:min-label-width="0.25in" text:list-level-position-and-space-mode="label-alignment">
          <style:list-level-label-alignment text:label-followed-by="listtab" fo:margin-left="0.5284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784in" text:min-label-width="0.25in" text:list-level-position-and-space-mode="label-alignment">
          <style:list-level-label-alignment text:label-followed-by="listtab" fo:margin-left="1.0284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784in" text:min-label-width="0.25in" text:list-level-position-and-space-mode="label-alignment">
          <style:list-level-label-alignment text:label-followed-by="listtab" fo:margin-left="1.5284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784in" text:min-label-width="0.25in" text:list-level-position-and-space-mode="label-alignment">
          <style:list-level-label-alignment text:label-followed-by="listtab" fo:margin-left="2.0284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784in" text:min-label-width="0.25in" text:list-level-position-and-space-mode="label-alignment">
          <style:list-level-label-alignment text:label-followed-by="listtab" fo:margin-left="2.5284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784in" text:min-label-width="0.25in" text:list-level-position-and-space-mode="label-alignment">
          <style:list-level-label-alignment text:label-followed-by="listtab" fo:margin-left="3.028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784in" text:min-label-width="0.25in" text:list-level-position-and-space-mode="label-alignment">
          <style:list-level-label-alignment text:label-followed-by="listtab" fo:margin-left="3.528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784in" text:min-label-width="0.25in" text:list-level-position-and-space-mode="label-alignment">
          <style:list-level-label-alignment text:label-followed-by="listtab" fo:margin-left="4.028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784in" text:min-label-width="0.25in" text:list-level-position-and-space-mode="label-alignment">
          <style:list-level-label-alignment text:label-followed-by="listtab" fo:margin-left="4.5284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number text:level="1" text:style-name="WW_CharLFO13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3LVL2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3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3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3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4">
      <text:list-level-style-number text:level="1" text:style-name="WW_CharLFO1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4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4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4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4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4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Open Data User Group (ODUG)</text:p>
      </style:header>
      <style:footer>
        <text:p text:style-name="P3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Smith</meta:initial-creator>
    <dc:creator>Antonio Acuna</dc:creator>
    <meta:creation-date>2014-07-29T15:08:00Z</meta:creation-date>
    <dc:date>2014-07-29T15:08:00Z</dc:date>
    <meta:print-date>2014-07-22T10:09:00Z</meta:print-date>
    <meta:template xlink:href="Normal" xlink:type="simple"/>
    <meta:editing-cycles>2</meta:editing-cycles>
    <meta:editing-duration>PT0S</meta:editing-duration>
    <meta:document-statistic meta:page-count="5" meta:paragraph-count="19" meta:word-count="1444" meta:character-count="9662" meta:row-count="68" meta:non-whitespace-character-count="8237"/>
  </office:meta>
</office:document-meta>
</file>